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. 12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bergblick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Dorfstraße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ppoldiswalder Straß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baurin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gel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hist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platz 13 /Amalie-Dietrich-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uppener Str. 1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hlener Straße 6 /Artthur-Thierman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ippoldiswal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ring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abenau, 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ilchental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Tilke 1 /Höck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ker Str. 129 /Bergerschach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aße 1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alhausen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einen Ternickel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schoner Rin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straße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hof Kaufbach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fstraße 20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